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3a42" officeooo:paragraph-rsid="001a3a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6425" officeooo:paragraph-rsid="001b64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3a42" officeooo:paragraph-rsid="001a3a4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a3a42" officeooo:paragraph-rsid="001a3a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3333" fo:font-size="16pt" fo:font-weight="bold" officeooo:rsid="001a3a42" officeooo:paragraph-rsid="001a3a4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a3a42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3a42" officeooo:paragraph-rsid="001a3a42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a3a42" officeooo:paragraph-rsid="001a3a4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3a42" officeooo:paragraph-rsid="001ad9c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d9c7" officeooo:paragraph-rsid="001a3a4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d9c7" officeooo:paragraph-rsid="001ad9c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6425" officeooo:paragraph-rsid="001b6425" style:font-weight-asian="normal" style:font-weight-complex="normal"/>
    </style:style>
    <style:style style:name="T1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color="#000000" fo:font-size="11pt" fo:font-weight="normal" officeooo:rsid="001a3a42" style:font-size-asian="9.60000038146973pt" style:font-weight-asian="normal" style:font-size-complex="11pt" style:font-weight-complex="normal"/>
    </style:style>
    <style:style style:name="T3" style:family="text">
      <style:text-properties fo:color="#000000" fo:font-size="11pt" style:font-size-asian="9.60000038146973pt" style:font-size-complex="11pt"/>
    </style:style>
    <style:style style:name="T4" style:family="text">
      <style:text-properties officeooo:rsid="001ad9c7"/>
    </style:style>
    <style:style style:name="T5" style:family="text">
      <style:text-properties officeooo:rsid="001b64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ZIONE PROGETTO DI RETI E SISTEMI INFORMATICI</text:p>
      <text:p text:style-name="P3"/>
      <text:p text:style-name="P5">BOOK SHARING</text:p>
      <text:p text:style-name="P5"/>
      <text:p text:style-name="P6"><text:span text:style-name="T2">Studenti: Daniele Pasquini, Stefano Angelucci</text:span></text:p>
      <text:p text:style-name="P6"/>
      <text:p text:style-name="P6"/>
      <text:p text:style-name="P1"><text:span text:style-name="T3">DESCRIZIONE: </text:span><text:span text:style-name="T1">Il progetto in questione implementa un booksharing nelle principali stazioni metropolitane e ferroviarie di Roma. Attraverso varie pagine gli utenti potranno cercare e scegliere il libro di loro interesse, potranno ritirarlo per poi depositarlo a fine viaggio nella stazione di arrivo.</text:span></text:p>
      <text:p text:style-name="P1"><text:span text:style-name="T1">Gli utenti avranno la possibilità di consultare una mappa che gli segnalerà la stazione con il servizio attivo più vicina. </text:span></text:p>
      <text:p text:style-name="P1"><text:span text:style-name="T1">Tramite una funzione di ricerca gli utenti potranno consultare l'elenco dei libri disponibili nella stazione da loro scelta.</text:span></text:p>
      <text:p text:style-name="P1"><text:span text:style-name="T1">Avranno inoltre a disposizione due pagine dedicate, una al ritiro del libro scelto ed una per il deposito del libro in possesso.</text:span></text:p>
      <text:p text:style-name="P1"><text:span text:style-name="T1">Inoltre è inclusa la possibilità di condivisione sui maggiori social network.</text:span></text:p>
      <text:p text:style-name="P1"/>
      <text:p text:style-name="P7">Per ottenere queste funzionalità abbiamo implementato quattro diversi moduli:</text:p>
      <text:list xml:id="list7541993311778655031" text:style-name="L1">
        <text:list-item>
          <text:p text:style-name="P8">Modulo per la visualizzazione delle stazioni attraverso una mappa (nome modulo: mappe).</text:p>
        </text:list-item>
        <text:list-item>
          <text:p text:style-name="P8">Modulo per la ricerca del libro desiderato (nome modulo: ricerca).</text:p>
        </text:list-item>
        <text:list-item>
          <text:p text:style-name="P8">Modulo per il ritiro del libro scelto (nome modulo: ritiro).</text:p>
        </text:list-item>
        <text:list-item>
          <text:p text:style-name="P8">Modulo per il deposito del libro in possesso (nome modulo:deposito).</text:p>
        </text:list-item>
      </text:list>
      <text:p text:style-name="P7"/>
      <text:p text:style-name="P1">Descrizione generale moduli</text:p>
      <text:p text:style-name="P9">Mappe: attraverso le API di Google Maps il modulo visualizza sulla mappa le stazioni ferroviarie e della metropolitana di Roma centrandola sulla stazione Termini. <text:span text:style-name="T4">Nel caso in cui l'utente consente l'utilizzo della propria posizione, l'algoritmo cerca la stazione più vicina e ne calcola la distanza, fatto ciò centra la mappa nel punto intermedio tra la posizione dell'utente e la stazione calcolata.</text:span></text:p>
      <text:p text:style-name="P10"/>
      <text:p text:style-name="P11">Ricerca: attraverso un form in cui è possibile indicare il titolo del libro desiderato ed eventualmente selezionare da una lista una stazione specifica, l'utente può verificare se il libro desiderato è disponibile. Effettuata la ricerca, verrà visualizzata una tabella con tutti i libri disponibili e corrispondenti ai criteri di ricerca.</text:p>
      <text:p text:style-name="P11"/>
      <text:p text:style-name="P11">Ritiro: attraverso il form di ritiro, l'utente è in grado di ritirare il libro scelto selezionando dapprima la stazione da dove lo si vuole ritirare e poi il titolo del libro dall'apposito menù a tendina.</text:p>
      <text:p text:style-name="P11"/>
      <text:p text:style-name="P11">Deposito: il form di deposito consente all'utente di depositare un qualsiasi libro già presente nel database nella stazione da lui scelta. <text:span text:style-name="T5">Tutto attraverso appositi menù a tendina.</text:span></text:p>
      <text:p text:style-name="P11"/>
      <text:p text:style-name="P11"/>
      <text:p text:style-name="P2">POSSIBILI SVILUPPI FUTURI:</text:p>
      <text:p text:style-name="P12">Riconoscimento libri tramite barcode.</text:p>
      <text:p text:style-name="P12">Portare il progetto su smartphone.</text:p>
      <text:p text:style-name="P12">Diffusione a livello nazionale e internazionale con apposite sedi in stati di lingua straniera.</text:p>
      <text:p text:style-name="P12">Allestimento di un'apposita sezione per la stesura di recensione e commenti da parte degli utenti.</text:p>
      <text:p text:style-name="P12">Inserimento di una funzione che permetta l'acquisto del libro desiderato dai partner commerci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01:02.113169806</meta:creation-date>
    <dc:date>2016-09-07T13:46:40.452840753</dc:date>
    <meta:editing-duration>PT6M17S</meta:editing-duration>
    <meta:editing-cycles>1</meta:editing-cycles>
    <meta:document-statistic meta:table-count="0" meta:image-count="0" meta:object-count="0" meta:page-count="1" meta:paragraph-count="24" meta:word-count="412" meta:character-count="2753" meta:non-whitespace-character-count="2368"/>
    <meta:generator>LibreOffice/4.2.8.2$Linux_X86_64 LibreOffice_project/420m0$Build-2</meta:generator>
  </office:meta>
</office:document-meta>
</file>